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RESUMEN DE TRABAJOS PRÁCTICOS Y TEMAS DICATODOS <text:s/>EN LA MATERIA OPTATIVA “LA PC COMO CONTROLADORA DE PROCESOS” </text:p>
      <text:p text:style-name="P1">2010 </text:p>
      <text:p text:style-name="P1">FaMA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UMNOS:</text:p>
      <text:p text:style-name="P2"><text:tab/>Gomez Adrian</text:p>
      <text:p text:style-name="P2"><text:tab/>Volarik Mariano</text:p>
      <text:p text:style-name="P2"><text:tab/>Monti Raúl</text:p>
      <text:p text:style-name="P2"/>
      <text:p text:style-name="P2"/>
      <text:p text:style-name="P2"/>
      <text:p text:style-name="P2"/>
      <text:p text:style-name="P2"/>
      <text:p text:style-name="P2"/>
      <text:p text:style-name="P2">PROFESORES:</text:p>
      <text:p text:style-name="P2"><text:tab/>Marquéz Carlos</text:p>
      <text:p text:style-name="P2"><text:tab/>Zaninetti Wal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A continuacion se hace una breve descripción de cada trabajo practico realizado durante el semestre. Todos ellos fueron presentados <text:s/>previamente por los profesores de la catedra, junto con el contenido teórico necesario para realizarlos.</text:p>
      <text:p text:style-name="P2"/>
      <text:p text:style-name="P2"/>
      <text:p text:style-name="P2"/>
      <text:p text:style-name="P3">Práctico 1</text:p>
      <text:p text:style-name="P2"></text:p>
      <text:p text:style-name="P2">Detectar disponibilidad y correcto funcionamiento del Puerto Paralelo</text:p>
      <text:p text:style-name="P2"></text:p>
      <text:p text:style-name="P2">Es recomendable para cada programa que utilice un puerto, primero</text:p>
      <text:p text:style-name="P2">compruebar la disponibilidad del puerto antes de comenzar a utilizarlo. Dando</text:p>
      <text:p text:style-name="P2">lugar a un programa mas robusto.</text:p>
      <text:p text:style-name="P2">Una comprobación sencilla e (casi) infalible, está dada por los siguientes pasos:</text:p>
      <text:p text:style-name="P2"></text:p>
      <text:p text:style-name="P2">1 - Enviar un dato cualquiera almacenado en la variable 'first_data_out' al puerto </text:p>
      <text:p text:style-name="P2"><text:s text:c="4"/>de datos del LPT.</text:p>
      <text:p text:style-name="P2">2 - Leer el puerto de datos del LPT y almacenar el valor en la variable 'first_data_in'</text:p>
      <text:p text:style-name="P2">3 - Comparar los valores 'first_data_out' y 'first_data_in', si ambos son iguales, </text:p>
      <text:p text:style-name="P2"><text:s text:c="4"/>repetir el paso 1 con el nuevo valor 'snd_data_out' = COMPLEMENTO(first_data_out).</text:p>
      <text:p text:style-name="P2"><text:s text:c="4"/>Realizar nuevamente la comprobaciòn.Si ambos son iguales, se puede concluir</text:p>
      <text:p text:style-name="P2"><text:s text:c="4"/>que el puerto paralelo se encuentra disponible para usarlo, de lo contrario,</text:p>
      <text:p text:style-name="P2"><text:s text:c="4"/>no está disponible o no funciona correctamente.</text:p>
      <text:p text:style-name="P2"><text:s text:c="4"/></text:p>
      <text:p text:style-name="P2">El práctico 1 de la materia, implementa esta comprobación.</text:p>
      <text:p text:style-name="P2"></text:p>
      <text:p text:style-name="P2"></text:p>
      <text:p text:style-name="P2"></text:p>
      <text:p text:style-name="P3">Práctico 2</text:p>
      <text:p text:style-name="P2"></text:p>
      <text:p text:style-name="P2">Leer el registro STATUS del LPT1 y escribir el valor leido en el registro DATA</text:p>
      <text:p text:style-name="P2"></text:p>
      <text:p text:style-name="P2">Mediante la rutina</text:p>
      <text:p text:style-name="P2"><text:s text:c="2"/>dato_in = inportb(LPT1_DIR + 1)</text:p>
      <text:p text:style-name="P2">leemos el registro STATUS del LPT1 (0x378 + 1) y almacenamos el valor leido en la</text:p>
      <text:p text:style-name="P2">variable 'dato_in'.</text:p>
      <text:p text:style-name="P2">El bit 7 (Bit BUSY) del registro STATUS es invertido, lo cual lo invertimos mediante</text:p>
      <text:p text:style-name="P2">una mascara con el valor 0x80.</text:p>
      <text:p text:style-name="P2">Luego tomamos los 4 bits de mayor peso del valor leido (y con bit 7 complementado),</text:p>
      <text:p text:style-name="P2">mediante la división por 16.</text:p>
      <text:p text:style-name="P2">Con el array tabla[], convertimos el valor para ser mostrado un display 7 segmentos</text:p>
      <text:p text:style-name="P2">conectado al registro DATA.</text:p>
      <text:p text:style-name="P2">Finalmente enviamos el valor tabla[dato_in] al registro DATA.</text:p>
      <text:p text:style-name="P2"></text:p>
      <text:p text:style-name="P2"></text:p>
      <text:p text:style-name="P2"></text:p>
      <text:p text:style-name="P2"><text:span text:style-name="T2"/></text:p>
      <text:p text:style-name="P3">Práctico 3</text:p>
      <text:p text:style-name="P2"></text:p>
      <text:p text:style-name="P2">Comunicación entre 2 pc's mediante el puerto serie.</text:p>
      <text:p text:style-name="P2"></text:p>
      <text:p text:style-name="P2"><text:soft-page-break/></text:p>
      <text:p text:style-name="P2">Si dos pc's conectadas a través del puerto serie, acuerdan un protocolo de transmisión,</text:p>
      <text:p text:style-name="P2">(bit de paridad, longitud del mensaje, Divisor Latch), pueden establecer una comunicación</text:p>
      <text:p text:style-name="P2">sencilla.</text:p>
      <text:p text:style-name="P2">El cable cruza las lineas Tx con Rx y viceversa, de modo que la linea de salida de un host</text:p>
      <text:p text:style-name="P2">sea la linea de entrada del otro. De igual manera la linea Rx.</text:p>
      <text:p text:style-name="P2">Ambos HOST setearon el puerto serie con los siguientes valores:</text:p>
      <text:p text:style-name="P2">- 9600 Baudios</text:p>
      <text:p text:style-name="P2">- 8 bits de mensajes</text:p>
      <text:p text:style-name="P2">- Sin paridad</text:p>
      <text:p text:style-name="P2">- 1 Stop bit</text:p>
      <text:p text:style-name="P2">El programa entra en un bucle, verificando si hay datos en el buffer de entrada y mostrandolos</text:p>
      <text:p text:style-name="P2">en pantalla en el caso encontrar algunos.</text:p>
      <text:p text:style-name="P2">En el mismo bucle detecta si el buffer de salida está lleno, si es así, transmite los datos.</text:p>
      <text:p text:style-name="P2"></text:p>
      <text:p text:style-name="P2"></text:p>
      <text:p text:style-name="P2"></text:p>
      <text:p text:style-name="P2"></text:p>
      <text:p text:style-name="P3">Práctico 4</text:p>
      <text:p text:style-name="P2"/>
      <text:p text:style-name="P2">Control de un motor PaP mediante el puerto paralelo</text:p>
      <text:p text:style-name="P2"></text:p>
      <text:p text:style-name="P2">Un motor PaP consta de 4 bobinas que son controladas desde afuera a través de un cable por bobina.</text:p>
      <text:p text:style-name="P2">A diferencia de un motor DC, se necesita una secuencia de impulsos distintos para girar el rotor.</text:p>
      <text:p text:style-name="P2">Existen distintos modos para hacer girar el motor (PASO NORMAL, WAVE DRIVE, MEDIO PASO),</text:p>
      <text:p text:style-name="P2">nosotros implementamos el modo PASO NORMAL que consiste en la siguiente secuencia</text:p>
      <text:p text:style-name="P2">Motor:</text:p>
      <text:p text:style-name="P2"></text:p>
      <text:p text:style-name="P2"><text:s text:c="10"/>Bobina 1</text:p>
      <text:p text:style-name="P2">Bobina 2 <text:s text:c="3"/>(X) <text:s text:c="4"/>Bobina 4</text:p>
      <text:p text:style-name="P2"><text:s text:c="10"/>Bobina 3</text:p>
      <text:p text:style-name="P2"></text:p>
      <text:p text:style-name="P2">Secuencia de encendido de bobinas:</text:p>
      <text:p text:style-name="P2">1 - Bobina 1 y Bobina 2</text:p>
      <text:p text:style-name="P2">2 - Bobina 2 y Bobina 3</text:p>
      <text:p text:style-name="P2">3 - Bobina 3 y Bobina 4</text:p>
      <text:p text:style-name="P2">4 - Bobina 4 y Bobina 1</text:p>
      <text:p text:style-name="P2"></text:p>
      <text:p text:style-name="P2">Sentido antihorario: Secuencia = 1, 2, 3, 4, 1, 2, 3, 4, 1, ...</text:p>
      <text:p text:style-name="P2">Sentido horario: <text:s text:c="4"/>Secuencia = 1, 4, 3, 2, 1, 4, 3, 2, 1, ...</text:p>
      <text:p text:style-name="P2"></text:p>
      <text:p text:style-name="P2">Si los cables del motor se conectan a los 4 bits de menor peso del registro DATA del LPT,</text:p>
      <text:p text:style-name="P2">la secuencia se corresponde con los siguientes valores:</text:p>
      <text:p text:style-name="P2">1 - 0xc</text:p>
      <text:p text:style-name="P2">2 - 0x09</text:p>
      <text:p text:style-name="P2">3 - 0x03</text:p>
      <text:p text:style-name="P2">4 - 0x06</text:p>
      <text:p text:style-name="P2">Estos valores están almacenados en el arreglo 'comando[]'.</text:p>
      <text:p text:style-name="P2"></text:p>
      <text:p text:style-name="P2"></text:p>
      <text:p text:style-name="P2"></text:p>
      <text:p text:style-name="P3"><text:soft-page-break/>Práctico 5</text:p>
      <text:p text:style-name="P2"/>
      <text:p text:style-name="P2">Control de un motor PaP mediante el puerto serie</text:p>
      <text:p text:style-name="P2"></text:p>
      <text:p text:style-name="P2">En éste proyecto, disponemos un driver para el motor PaP a través del puerto serie.</text:p>
      <text:p text:style-name="P2">Una vez seteado el puerto serie, los comandos que acepta el drive permiten definir</text:p>
      <text:p text:style-name="P2">el sentido de giro y la cantidad de pasos.</text:p>
      <text:p text:style-name="P2"></text:p>
      <text:p text:style-name="P2"></text:p>
      <text:p text:style-name="P2"></text:p>
      <text:p text:style-name="P2"><text:span text:style-name="T2">Práctico 6</text:span></text:p>
      <text:p text:style-name="P2"></text:p>
      <text:p text:style-name="P2">Lectura de una termocupla a través del puerto paralelo</text:p>
      <text:p text:style-name="P2"></text:p>
      <text:p text:style-name="P2">Disponemos de un driver con una termocupla.</text:p>
      <text:p text:style-name="P2">El driver se comunica a través de la pc mediante el puerto serie.</text:p>
      <text:p text:style-name="P2">Para leer la temperatura medida por el sensor, enviamos el valor 't' y</text:p>
      <text:p text:style-name="P2">luego el valor ' ' (espacio) para leer el numero correspondiente a las</text:p>
      <text:p text:style-name="P2">centenas del valor del sensor, otro ' ' más para las decenas y por último</text:p>
      <text:p text:style-name="P2">otro ' ' para las unidades.</text:p>
      <text:p text:style-name="P2">Una vez obtenida el valor de la centenas, decenas y unidades, procedemos</text:p>
      <text:p text:style-name="P2">a mostrarlo por la pantalla.</text:p>
      <text:p text:style-name="P2"></text:p>
      <text:p text:style-name="P2"></text:p>
      <text:p text:style-name="P2"></text:p>
      <text:p text:style-name="P3">Práctico 7</text:p>
      <text:p text:style-name="P2"></text:p>
      <text:p text:style-name="P2">Lectura a través del puerto paralelo el valor de un conversor AD</text:p>
      <text:p text:style-name="P2"></text:p>
      <text:p text:style-name="P2">Un generador de señales se conecta a la entrada del conversor AD y la salida</text:p>
      <text:p text:style-name="P2">del AD se conecta al registro DATA del puerto paralelo.</text:p>
      <text:p text:style-name="P2">Cada cierto intervalo de tiempo, se lee el puerto de datos del LPT y se</text:p>
      <text:p text:style-name="P2">imprime el valor en pantalla, que corresponde con la señal digitalizada</text:p>
      <text:p text:style-name="P2">del conversor AD.</text:p>
      <text:p text:style-name="P2"></text:p>
      <text:p text:style-name="P2"></text:p>
      <text:p text:style-name="P2"></text:p>
      <text:p text:style-name="P2"><text:span text:style-name="T2">Práctico 8</text:span></text:p>
      <text:p text:style-name="P2"></text:p>
      <text:p text:style-name="P2">Conexión de un conversor DA al registro de datos del puerto paralelo para generar</text:p>
      <text:p text:style-name="P2">una señal analógica con forma de diente de sierra</text:p>
      <text:p text:style-name="P2"></text:p>
      <text:p text:style-name="P2">Disponemos de un conversor DA con una resolución de 8 bits conectado al puerto paralelo.</text:p>
      <text:p text:style-name="P2">Enviamos a través del registro de datos los valores:</text:p>
      <text:p text:style-name="P2">0 1 2 .. 255 0 1 2 .. 255 ...</text:p>
      <text:p text:style-name="P2">La salida del DA se conecta a un osciloscopio, donde podemos ver que la señal analógica</text:p>
      <text:p text:style-name="P2">generada tiene forma de diente de sierra.</text:p>
      <text:p text:style-name="P2"></text:p>
      <text:p text:style-name="P2"></text:p>
      <text:p text:style-name="P2"></text:p>
      <text:p text:style-name="P2"/>
      <text:p text:style-name="P2"/>
      <text:p text:style-name="P3"><text:soft-page-break/>Práctico 9</text:p>
      <text:p text:style-name="P2"></text:p>
      <text:p text:style-name="P2">Conexión de un conversor DA al registro de datos del puerto paralelo para generar</text:p>
      <text:p text:style-name="P2">una señal analógica con forma de triangulo</text:p>
      <text:p text:style-name="P2"></text:p>
      <text:p text:style-name="P2">Análogo al práctico 8, con la diferencia que los valores de salidas son:</text:p>
      <text:p text:style-name="P2">0 1 2 .. 255 254 ... 2 1 0 1 2 3 .. 255 254 ... 2 1 0 ....</text:p>
      <text:p text:style-name="P2">generando asi otra forma de señal analógica.</text:p>
      <text:p text:style-name="P2"></text:p>
      <text:p text:style-name="P2"></text:p>
      <text:p text:style-name="P2"></text:p>
      <text:p text:style-name="P3">Práctico 10</text:p>
      <text:p text:style-name="P2"></text:p>
      <text:p text:style-name="P2">Conexión de un conversor DA al registro de datos del puerto paralelo para generar</text:p>
      <text:p text:style-name="P2">una señal analógica con forma de seno</text:p>
      <text:p text:style-name="P2"></text:p>
      <text:p text:style-name="P2">Análogo a los prácticos 8 y 9. Los valores de salida conforman una señal sinusoidal</text:p>
      <text:p text:style-name="P2"></text:p>
      <text:p text:style-name="P2">128*sin(1) + 128, 128*sin(2) + 128, 128*sin(3) + 128, ...</text:p>
      <text:p text:style-name="P2"></text:p>
      <text:p text:style-name="P2">La señal está deslazada hacia arriba (+ 128), para localizar el 0 en la mitad del rango</text:p>
      <text:p text:style-name="P2">de valores de resolucion del DA.</text:p>
      <text:p text:style-name="P2">Tambiés está multiplicada por el factor 128, para cubrir todo el rango de resolución del DA.</text:p>
      <text:p text:style-name="P2"></text:p>
      <text:p text:style-name="P2"></text:p>
      <text:p text:style-name="P2"></text:p>
      <text:p text:style-name="P3">Práctico 11</text:p>
      <text:p text:style-name="P2"></text:p>
      <text:p text:style-name="P2">Implementación de un conversor AD Simple Rampa usando el puerto paralelo y un conversor DA</text:p>
      <text:p text:style-name="P2"></text:p>
      <text:p text:style-name="P2">Implementamos usando la pc un conversor AD con algoritmo Simple Rampa.</text:p>
      <text:p text:style-name="P2">El algoritmo es el siguiente:</text:p>
      <text:p text:style-name="P2"></text:p>
      <text:p text:style-name="P2">1 - Se toma una muestra de la señal de entrada (simulando un módulo Sample And Hold)</text:p>
      <text:p text:style-name="P2">2 - Se inicializa una variable contador con el valor 0</text:p>
      <text:p text:style-name="P2">3 - El valor de la variable contador se transforma a través del DA en una señal analógica</text:p>
      <text:p text:style-name="P2"><text:s text:c="4"/>y se compara con el valor de la muestra.</text:p>
      <text:p text:style-name="P2"><text:s text:c="4"/>Si son distintas, se incrementa el valor del contador, y se repite el paso Nº 3.</text:p>
      <text:p text:style-name="P2"><text:s text:c="4"/>Si son iguales, el valor del contador se corresponde con el valor analógico de la señal</text:p>
      <text:p text:style-name="P2"><text:s text:c="4"/>de entrada, terminando el proceso de digitalización y tomando una muestra para comenzar</text:p>
      <text:p text:style-name="P2"><text:s text:c="4"/>otro proceso.</text:p>
      <text:p text:style-name="P2"><text:s text:c="4"/>Si la variable contador alcanzó su rango máximo sin que la comparación se cumpla, </text:p>
      <text:p text:style-name="P2"><text:s text:c="4"/>se toma éste valor máximo como el valor digital de la muestra de entrada y se termina el proceso.</text:p>
      <text:p text:style-name="P2"></text:p>
      <text:p text:style-name="P2"></text:p>
      <text:p text:style-name="P2"></text:p>
      <text:p text:style-name="P2"><text:span text:style-name="T2">Práctico 12</text:span></text:p>
      <text:p text:style-name="P2"></text:p>
      <text:p text:style-name="P2">Implementación de un conversor AD con algoritmo de Aproximaciones Sucesivas </text:p>
      <text:p text:style-name="P2">usando el puerto paralelo y un conversor DA.</text:p>
      <text:p text:style-name="P2"></text:p>
      <text:p text:style-name="P2">Análogo al Práctico 11, pero con distinto algoritmo.</text:p>
      <text:p text:style-name="P2"><text:soft-page-break/>Se utiliza el algoritmo de aproximaciones sucesivas, que tiene mayor velocidad</text:p>
      <text:p text:style-name="P2">de conversión que el algoritmmo de Simple Rampa.</text:p>
      <text:p text:style-name="P2"></text:p>
      <text:p text:style-name="P2">El algoritmo es el siguiente:</text:p>
      <text:p text:style-name="P2">1 - Se toma una muestra 'in_value' de la señal de entrada (analógica)</text:p>
      <text:p text:style-name="P2">2 - 'value' = b7 b6 b5 b4 b3 b2 b1 b0 = 0 (Digital)</text:p>
      <text:p text:style-name="P2">3 - i = 7</text:p>
      <text:p text:style-name="P2">3.1 Se setea el valor bi en 1 y se compara ANALOGICO('value') con 'in_value'</text:p>
      <text:p text:style-name="P2"><text:s text:c="4"/>Si ANALOGICO('value') == 'in_value' -&gt; Fin del proceso</text:p>
      <text:p text:style-name="P2"><text:s text:c="4"/>Si ANALOGICO('value') &gt; 'in_value' -&gt; bi = 0</text:p>
      <text:p text:style-name="P2"><text:s text:c="4"/>Sino bi = 1.</text:p>
      <text:p text:style-name="P2"><text:s text:c="4"/>Si i == 0 -&gt; Fin</text:p>
      <text:p text:style-name="P2"><text:s text:c="4"/>Se repite el paso 3.1 con i = i - 1</text:p>
      <text:p text:style-name="P2">Cuando el proceso termina, 'value' tiene el valor digitalizado correspondiente</text:p>
      <text:p text:style-name="P2">al valor analógico 'value_in'.</text:p>
      <text:p text:style-name="P2"></text:p>
      <text:p text:style-name="P2"></text:p>
      <text:p text:style-name="P2"></text:p>
      <text:p text:style-name="P3">Práctico 13</text:p>
      <text:p text:style-name="P2"></text:p>
      <text:p text:style-name="P2">Implementación de un osciloscopio sencillo usando el puerto paralelo</text:p>
      <text:p text:style-name="P2"></text:p>
      <text:p text:style-name="P2"></text:p>
      <text:p text:style-name="P2">Se utiliza un conversor AD. El valor leido del conversor, es graficado en pantalla, como</text:p>
      <text:p text:style-name="P2">una función de voltaje, en el dominio del tiempo.</text:p>
      <text:p text:style-name="P2">Se toman muestras cada cierto intervalos y se grafica cada una.</text:p>
      <text:p text:style-name="P2">Formando la imagen en la PC correspondiente a la señal de entrada.</text:p>
      <text:p text:style-name="P2"></text:p>
      <text:p text:style-name="P2"></text:p>
      <text:p text:style-name="P2"></text:p>
      <text:p text:style-name="P3">Práctico 14</text:p>
      <text:p text:style-name="P2"></text:p>
      <text:p text:style-name="P2">Mantener una temperatura deseada, mediante el sistema de control Si / No</text:p>
      <text:p text:style-name="P2"></text:p>
      <text:p text:style-name="P2"></text:p>
      <text:p text:style-name="P2">Es una implementación del sistema de control más sencillo.</text:p>
      <text:p text:style-name="P2">A través de un sensor de temperatura, con interface por el puerto serie, medimos la</text:p>
      <text:p text:style-name="P2">temperatura interna de un habitáculo pequeño. </text:p>
      <text:p text:style-name="P2">Dentro del mismo habitáculo, se encuentra una lámpara conectada también al puerto</text:p>
      <text:p text:style-name="P2">serie, que con 2 comandos podemos prenderla y apagarla.</text:p>
      <text:p text:style-name="P2">Para mantener una temperatura deseada, primero se lee el sensor de entrada, si</text:p>
      <text:p text:style-name="P2">la temperatura leida es menor que la temperatura deseada, enviamos el comando</text:p>
      <text:p text:style-name="P2">para encender la lámpara un instante fijo, si la temperatura es mayor, la lámpara</text:p>
      <text:p text:style-name="P2">permanece apagada.</text:p>
      <text:p text:style-name="P2">Se repite el proceso indefinidamente, logrando mantener la temperatura del habitáculo a</text:p>
      <text:p text:style-name="P2">niveles muy cercano al deseado.</text:p>
      <text:p text:style-name="P2"></text:p>
      <text:p text:style-name="P2"></text:p>
      <text:p text:style-name="P2"></text:p>
      <text:p text:style-name="P3">Práctico 15</text:p>
      <text:p text:style-name="P2"/>
      <text:p text:style-name="P2">Mantener una temperatura deseada, mediante el sistema de control PWM</text:p>
      <text:p text:style-name="P2"><text:soft-page-break/></text:p>
      <text:p text:style-name="P2"></text:p>
      <text:p text:style-name="P2">El práctico se asemeja al práctico 14, pero posee un sistema de control mas refinado.</text:p>
      <text:p text:style-name="P2">La lámpara ahora no permanecerá encendida (o apagada), un instante de tiempo fijo.</text:p>
      <text:p text:style-name="P2">La duraciòn del tiempo de encendido (o apagado), se calcula dinámicamente en base</text:p>
      <text:p text:style-name="P2">a la diferencia entre temperactura efectiva y temperatura actual.</text:p>
      <text:p text:style-name="P2">Es un sistema de control PWM (Pulse-width modulation), el pulso de encendido / apagado,</text:p>
      <text:p text:style-name="P2">no tiene una duración fija, depende de parámetros.</text:p>
      <text:p text:style-name="P2"></text:p>
      <text:p text:style-name="P2"></text:p>
      <text:p text:style-name="P2"></text:p>
      <text:p text:style-name="P3">Práctico 16</text:p>
      <text:p text:style-name="P2"></text:p>
      <text:p text:style-name="P2">Seguidor de luz</text:p>
      <text:p text:style-name="P2"></text:p>
      <text:p text:style-name="P2"></text:p>
      <text:p text:style-name="P2">Tenemos un dispositivo, que gira sobre su propio eje, con 2 sensores de luz, conectado</text:p>
      <text:p text:style-name="P2">mediante una interface al puerto serie de la pc.</text:p>
      <text:p text:style-name="P2">La lectura de los sensores, devuelve valores directamente proporcional a la cantidad de luz </text:p>
      <text:p text:style-name="P2">que incide sobre ellos. De ésta forma, podemos saber aproximadamente cuál es el ángulo</text:p>
      <text:p text:style-name="P2">de incidencia del rayo de luz sobre ello.</text:p>
      <text:p text:style-name="P2">Si los valores leidos de los sensores, entonces incide con mayor magnitud la luz en uno</text:p>
      <text:p text:style-name="P2">de ellos. Si es así, mediante comandos enviados por el puerto serie, podemos hacer girar</text:p>
      <text:p text:style-name="P2">su propio eje, <text:s/>logrando mantenter el haz de luz, perpendicular a ellos (Cuando ambos sensores</text:p>
      <text:p text:style-name="P2">devuelven el mismo valor).</text:p>
      <text:p text:style-name="P2"></text:p>
      <text:p text:style-name="P2"></text:p>
      <text:p text:style-name="P2"></text:p>
      <text:p text:style-name="P2"></text:p>
      <text:p text:style-name="P3">Trabajo Final</text:p>
      <text:p text:style-name="P2"></text:p>
      <text:p text:style-name="P2"><text:tab/>Controlador de sistema de emision de señales digitales y adquisición para sistema de resonacia magnética nuclear.</text:p>
      <text:p text:style-name="P2"/>
      <text:p text:style-name="P2"><text:tab/>Consistió en realizar el software pertinente para el manejo de una placa compuesta por un programador de pulsos, un generador de señales digitales dds, y un conversor A/D tipo flash de 2 canales de 12 bits. El trabajo consiste en una interfáz para el usuario, el programa que maneja los chips mencionados, y un ploteador para representar los resultados graficamente en pantalla. La comunicación con la placa se realizó vía puerto paralelo aplicando asi los conocimiento adquiridos durante los prácticos de la materia.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oft-page-break/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úl </meta:initial-creator>
    <meta:creation-date>2011-03-21T23:08:24</meta:creation-date>
    <meta:document-statistic meta:table-count="0" meta:image-count="0" meta:object-count="0" meta:page-count="8" meta:paragraph-count="315" meta:word-count="1894" meta:character-count="11189"/>
    <dc:date>2011-03-21T23:28:40</dc:date>
    <dc:creator>Raúl </dc:creator>
    <meta:editing-duration>PT00H05M04S</meta:editing-duration>
    <meta:editing-cycles>1</meta:editing-cycles>
    <meta:generator>OpenOffice.org/3.2$Unix OpenOffice.org_project/320m12$Build-9483</meta:generator>
  </office:meta>
</office:document-meta>
</file>